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office:value-type="string" calcext:value-type="string">
            <text:p>STM32NucleoL476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6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8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2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7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7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6</text:p>
          </table:table-cell>
          <table:table-cell office:value-type="string" calcext:value-type="string">
            <text:p>E5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8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0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3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5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3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5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3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4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5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2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1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5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3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5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7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3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9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2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9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1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1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0-8</text:p>
          </table:table-cell>
          <table:table-cell office:value-type="string" calcext:value-type="string">
            <text:p>U5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3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7-2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3:Feuille1.D7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5:46:46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13:36:24.929000000</meta:creation-date>
    <dc:date>2020-08-31T15:47:20.182000000</dc:date>
    <meta:editing-duration>PT37M</meta:editing-duration>
    <meta:editing-cycles>8</meta:editing-cycles>
    <meta:generator>LibreOffice/6.3.6.2$Windows_X86_64 LibreOffice_project/2196df99b074d8a661f4036fca8fa0cbfa33a497</meta:generator>
    <meta:document-statistic meta:table-count="1" meta:cell-count="309" meta:object-count="0"/>
  </office:meta>
</office:document-meta>
</file>